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fo:background-color="transparent" style:font-name-asian="Calibri" style:font-name-complex="Calibri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paragraph-rsid="001086ad" fo:background-color="transparent" style:font-name-asian="Calibri" style:font-name-complex="Calibri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paragraph-rsid="00122428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145ce2" officeooo:paragraph-rsid="00145ce2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16d54d" officeooo:paragraph-rsid="0016d54d" fo:background-color="transparent" style:font-name-asian="Calibri" style:font-name-complex="Calibri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Calibri" fo:font-size="26pt" fo:font-weight="bold" fo:background-color="transparent" style:font-name-asian="Calibri" style:font-name-complex="Calibri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16d54d" officeooo:paragraph-rsid="0016d54d" fo:background-color="transparent" style:font-name-asian="Calibri" style:font-name-complex="Calibri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1552eb" officeooo:paragraph-rsid="001552eb" fo:background-color="transparent" style:font-name-asian="Calibri" style:font-name-complex="Calibri"/>
    </style:style>
    <style:style style:name="P9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6pt" fo:font-weight="normal" officeooo:rsid="001836a7" officeooo:paragraph-rsid="001836a7" fo:background-color="transparent" style:font-name-asian="Calibri" style:font-name-complex="Calibri"/>
    </style:style>
    <style:style style:name="T1" style:family="text">
      <style:text-properties officeooo:rsid="001086ad"/>
    </style:style>
    <style:style style:name="T2" style:family="text">
      <style:text-properties officeooo:rsid="00122428"/>
    </style:style>
    <style:style style:name="T3" style:family="text">
      <style:text-properties officeooo:rsid="0013f281"/>
    </style:style>
    <style:style style:name="T4" style:family="text">
      <style:text-properties officeooo:rsid="00145ce2"/>
    </style:style>
    <style:style style:name="T5" style:family="text">
      <style:text-properties officeooo:rsid="0014cc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stricciones no estructurales</text:p>
      <text:p text:style-name="P8">Ningún valor puede dejarse vacío (Null)</text:p>
      <text:p text:style-name="P9">Competencia.ID = auto_increment</text:p>
      <text:p text:style-name="P1">Grupo.Color={'AKA', 'AO'}</text:p>
      <text:p text:style-name="P1">Competencia.Tipo={'Individual', 'Equipos'}</text:p>
      <text:p text:style-name="P1">Competencia.Categoría={'12/13', '14/15', '16/17', 'Mayores'}</text:p>
      <text:p text:style-name="P4">Dependiendo de la edad del competidor (valor de Competidor.Fnac) se dejará seleccionar<text:span text:style-name="T5">lo/a</text:span> para una competencia u otra. (Ejemplo: Solo se puede relacionar una competencia de mayores con los competidores con +18 años)</text:p>
      <text:p text:style-name="P1">Juzga.Puntaje={'0-0', '5.0-10.0'}</text:p>
      <text:p text:style-name="P2">Competidor.Sexo={'Masculino', 'Femenino', '<text:span text:style-name="T1">Otro</text:span>'}</text:p>
      <text:p text:style-name="P1">Kata= Lista oficial de Katas</text:p>
      <text:p text:style-name="P3">Competencia.Ca<text:span text:style-name="T2">t.Sexo</text:span>={'<text:span text:style-name="T2">Masculino</text:span>', '<text:span text:style-name="T2">Femenino</text:span>', '<text:span text:style-name="T2">Otro</text:span>'}</text:p>
      <text:p text:style-name="P3"><text:span text:style-name="T2"><text:s/>Dependiendo del sexo del competidor (valor de Competidor.Sexo) se dejará seleccionarl</text:span><text:span text:style-name="T5">o/a</text:span><text:span text:style-name="T2"> para una competencia </text:span><text:span text:style-name="T3">u otra</text:span><text:span text:style-name="T2">. (Ejemplo: Solo se puede relacionar una competencia </text:span><text:span text:style-name="T4">m</text:span><text:span text:style-name="T2">asculina con compe</text:span><text:span text:style-name="T3">tidores</text:span><text:span text:style-name="T2"> de sexo masculino)</text:span></text:p>
      <text:p text:style-name="P5">Un competidor no puede volver a usar el mismo kata en una competencia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31T13:44:26.865000000</dc:date>
    <meta:editing-duration>PT14M12S</meta:editing-duration>
    <meta:editing-cycles>8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3" meta:word-count="107" meta:character-count="891" meta:non-whitespace-character-count="796"/>
  </office:meta>
</office:document-meta>
</file>